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image/gif" manifest:full-path="Pictures/100002000000001200000012EA5D687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draw:auto-grow-height="true" fo:min-height="13.86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A5D6875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A5D687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EA5D687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EA5D687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A5D687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A5D687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A5D687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A5D687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A5D687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A5D687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OMBERDOSE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Introduction</text:p>
              </text:list-item>
              <text:list-item>
                <text:p text:style-name="P2">Objectifs</text:p>
              </text:list-item>
              <text:list-item>
                <text:p text:style-name="P2">Démarche et difficultés</text:p>
              </text:list-item>
              <text:list-item>
                <text:p text:style-name="P2">Résultat final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Rappel du suje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Bomberman – like</text:p>
              </text:list-item>
              <text:list-item>
                <text:p>C++ &amp; SFML</text:p>
              </text:list-item>
              <text:list-item>
                <text:p>Logiciel en réseau</text:p>
              </text:list-item>
              <text:list-item>
                <text:p>Jeu maintenable et extensi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bjectif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4 bonus</text:p>
              </text:list-item>
              <text:list-item>
                <text:p>9 malus</text:p>
              </text:list-item>
              <text:list-item>
                <text:p>Son et sprites</text:p>
              </text:list-item>
              <text:list-item>
                <text:p>Moteur temps réel</text:p>
              </text:list-item>
              <text:list-item>
                <text:p>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placeholder="true">
          <draw:text-box/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10-04-06T21:26:31</meta:creation-date>
    <dc:language>fi-FI</dc:language>
    <meta:editing-cycles>7</meta:editing-cycles>
    <meta:editing-duration>PT00H29M35S</meta:editing-duration>
    <meta:initial-creator>Oli </meta:initial-creator>
    <dc:date>2010-04-06T21:56:04</dc:date>
    <dc:creator>Oli 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Grey.otp"/>
  </office:meta>
</office:document-meta>
</file>